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FactoriesLoaderRuntimeHints.registerHints( RuntimeHints hints , ClassLoader classLoader , String resource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FactoriesLoaderRuntimeHints.registerHints( RuntimeHints hints ,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ndedSpringFactoriesLoader.accessLoadFactoriesResource( ClassLoader classLoader , String resource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FactoriesLoaderRuntimeHints.resolveClassName( ClassLoader classLoader , String factory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ringFactoriesLoaderRuntimeHints.registerHints( RuntimeHints hints , ClassLoader classLoader , String factoryClassName , List &lt; String &gt; implementationClassNam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xtendedSpringFactoriesLoader.ExtendedSpringFactoriesLoader( @ Nullable ClassLoader classLoader , Map &lt; String , List &lt; String &gt; &gt; fact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